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_5f_1">
      <style:graphic-properties svg:stroke-width="0cm" draw:marker-start-width="0.203cm" draw:marker-end-width="0.203cm" draw:fill="gradient" draw:fill-color="#ffcc99" draw:fill-gradient-name="My_5f_orange_5f_Gradient" draw:textarea-horizontal-align="justify" draw:textarea-vertical-align="middle" draw:auto-grow-height="false" fo:min-height="2.945cm" fo:min-width="3.002cm" fo:padding-top="0.125cm" fo:padding-bottom="0.125cm" fo:padding-left="0.025cm" fo:padding-right="0.025cm" draw:shadow="hidden" draw:shadow-offset-x="0.051cm" draw:shadow-offset-y="0.051cm"/>
    </style:style>
    <style:style style:name="gr2" style:family="graphic" style:parent-style-name="Default_5f_2_5f_1">
      <style:graphic-properties svg:stroke-width="0cm" draw:marker-start-width="0.203cm" draw:marker-end-width="0.203cm" draw:fill="gradient" draw:fill-color="#ffffcc" draw:fill-gradient-name="My_5f_paleYellow_5f_Gradient" draw:textarea-horizontal-align="justify" draw:textarea-vertical-align="middle" draw:auto-grow-height="false" fo:min-height="3.009cm" fo:min-width="3.16cm" fo:padding-top="0.125cm" fo:padding-bottom="0.125cm" fo:padding-left="0.025cm" fo:padding-right="0.025cm" draw:shadow="hidden" draw:shadow-offset-x="0.051cm" draw:shadow-offset-y="0.051cm"/>
    </style:style>
    <style:style style:name="gr3" style:family="graphic" style:parent-style-name="Default_5f_2_5f_1">
      <style:graphic-properties draw:stroke="none" svg:stroke-color="#000000" draw:fill="none" draw:fill-color="#ffffff" fo:min-height="1.089cm"/>
    </style:style>
    <style:style style:name="gr4" style:family="graphic" style:parent-style-name="Default_5f_2_5f_1">
      <style:graphic-properties svg:stroke-width="0cm" draw:marker-start-width="0.203cm" draw:marker-end-width="0.203cm" draw:fill="gradient" draw:fill-color="#ffffcc" draw:fill-gradient-name="My_5f_paleYellow_5f_Gradient" draw:textarea-horizontal-align="justify" draw:textarea-vertical-align="middle" draw:auto-grow-height="false" fo:min-height="2.064cm" fo:min-width="3.16cm" fo:padding-top="0.125cm" fo:padding-bottom="0.125cm" fo:padding-left="0.025cm" fo:padding-right="0.025cm" draw:shadow="hidden" draw:shadow-offset-x="0.051cm" draw:shadow-offset-y="0.051cm"/>
    </style:style>
    <style:style style:name="gr5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0.511cm"/>
    </style:style>
    <style:style style:name="gr6" style:family="graphic" style:parent-style-name="Default_5f_2_5f_1">
      <style:graphic-properties svg:stroke-width="0cm" draw:marker-start-width="0.203cm" draw:marker-end-width="0.203cm" draw:fill="gradient" draw:fill-color="#ffcc99" draw:fill-gradient-name="My_5f_orange_5f_Gradient" draw:textarea-horizontal-align="justify" draw:textarea-vertical-align="middle" draw:auto-grow-height="false" fo:min-height="2.038cm" fo:min-width="3.068cm" fo:padding-top="0.125cm" fo:padding-bottom="0.125cm" fo:padding-left="0.025cm" fo:padding-right="0.025cm" draw:shadow="hidden" draw:shadow-offset-x="0.051cm" draw:shadow-offset-y="0.051cm"/>
    </style:style>
    <style:style style:name="gr7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0.374cm"/>
    </style:style>
    <style:style style:name="gr8" style:family="graphic" style:parent-style-name="Default_5f_5">
      <style:graphic-properties draw:stroke="dash" draw:stroke-dash="Ultrafine_20_Dashed" svg:stroke-width="0.051cm" svg:stroke-color="#000000" draw:marker-start="Arrowhead_20_1" draw:marker-start-width="0.381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71cm" fo:min-width="1.51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55cm" fo:min-width="1.573cm"/>
    </style:style>
    <style:style style:name="gr11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991cm"/>
    </style:style>
    <style:style style:name="gr14" style:family="graphic" style:parent-style-name="standard">
      <style:graphic-properties draw:stroke="none" svg:stroke-color="#000000" draw:fill="none" draw:fill-color="#ffffff" fo:min-height="1.089cm"/>
    </style:style>
    <style:style style:name="gr15" style:family="graphic" style:parent-style-name="objectwithoutfill">
      <style:graphic-properties svg:stroke-width="0.152cm" draw:marker-start-width="0.659cm" draw:marker-end-width="0.659cm" draw:fill="none" draw:textarea-vertical-align="middle" fo:padding-top="0.2cm" fo:padding-bottom="0.2cm" fo:padding-left="0.325cm" fo:padding-right="0.325cm"/>
    </style:style>
    <style:style style:name="gr16" style:family="graphic" style:parent-style-name="objectwithoutfill">
      <style:graphic-properties draw:stroke="dash" draw:stroke-dash="_32__20_Dots_20_1_20_Dash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stroke="dash" draw:stroke-dash="_32__20_Dots_20_1_20_Dash" svg:stroke-width="0.102cm" draw:marker-start-width="0.509cm" draw:marker-end="Arrowhead_20_1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draw:stroke="solid" draw:stroke-dash="Ultrafine_20_2_20_Dots_20_3_20_Dashes" svg:stroke-width="0.051cm" draw:marker-start-width="0.355cm" draw:marker-end="Arrowhead_20_1" draw:marker-end-width="0.35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1.195cm"/>
    </style:style>
    <style:style style:name="gr20" style:family="graphic" style:parent-style-name="standard">
      <style:graphic-properties draw:stroke="none" draw:fill="solid" draw:fill-color="#000000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none" svg:stroke-color="#000000" draw:fill="none" draw:fill-color="#ffffff" fo:min-height="0.556cm"/>
    </style:style>
    <style:style style:name="gr23" style:family="graphic" style:parent-style-name="standard">
      <style:graphic-properties draw:stroke="dash" draw:stroke-dash="Fine_20_Dashed" svg:stroke-width="0.102cm" svg:stroke-color="#999999" draw:marker-start-width="0.508cm" draw:marker-end-width="0.508cm" draw:fill="none" draw:textarea-horizontal-align="justify" draw:textarea-vertical-align="middle" draw:auto-grow-height="false" fo:min-height="2.517cm" fo:min-width="13.952cm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Fine_20_Dashed" svg:stroke-width="0.102cm" svg:stroke-color="#999999" draw:marker-start-width="0.508cm" draw:marker-end-width="0.508cm" draw:fill="none" draw:textarea-horizontal-align="justify" draw:textarea-vertical-align="middle" draw:auto-grow-height="false" fo:min-height="5.457cm" fo:min-width="14.075cm" fo:padding-top="0.175cm" fo:padding-bottom="0.175cm" fo:padding-left="0.3cm" fo:padding-right="0.3cm"/>
    </style:style>
    <style:style style:name="P1" style:family="paragraph">
      <loext:graphic-properties draw:fill="gradient" draw:fill-color="#ffcc99" draw:fill-gradient-name="My_5f_orange_5f_Gradient"/>
      <style:paragraph-properties fo:text-align="center"/>
    </style:style>
    <style:style style:name="P2" style:family="paragraph">
      <loext:graphic-properties draw:fill="gradient" draw:fill-color="#ffffcc" draw:fill-gradient-name="My_5f_paleYellow_5f_Gradient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font-size="18pt" fo:text-shadow="none" fo:font-weight="bold" style:font-weight-asian="bold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text-align="center"/>
      <style:text-properties fo:font-size="10.5pt" style:font-size-asian="10.5pt" style:font-size-complex="10.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color="#999999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999999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fo:text-shadow="none" fo:font-weight="bold" style:font-size-asian="9pt" style:font-weight-asian="bold" style:font-size-complex="9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999999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052cm" svg:height="3.195cm" svg:x="67.819cm" svg:y="3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3.21cm" svg:height="3.259cm" svg:x="56.092cm" svg:y="30.2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.447cm" svg:height="1.339cm" svg:x="55.827cm" svg:y="30.221cm">
          <draw:text-box>
            <text:p text:style-name="P3"><text:span text:style-name="T1">Language 1</text:span></text:p>
          </draw:text-box>
        </draw:frame>
        <draw:frame draw:style-name="gr3" draw:text-style-name="P4" draw:layer="layout" svg:width="3.447cm" svg:height="1.339cm" svg:x="67.526cm" svg:y="30.181cm">
          <draw:text-box>
            <text:p text:style-name="P3"><text:span text:style-name="T1">Language 2</text:span></text:p>
          </draw:text-box>
        </draw:frame>
        <draw:custom-shape draw:style-name="gr4" draw:text-style-name="P2" xml:id="id3" draw:id="id3" draw:layer="layout" svg:width="3.21cm" svg:height="2.314cm" svg:x="56.092cm" svg:y="37.32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5" draw:layer="layout" svg:width="1.829cm" svg:height="0.761cm" svg:x="56.887cm" svg:y="37.47cm">
          <draw:text-box>
            <text:p><text:span text:style-name="T2">Model 1</text:span></text:p>
          </draw:text-box>
        </draw:frame>
        <draw:custom-shape draw:style-name="gr6" draw:text-style-name="P1" xml:id="id4" draw:id="id4" draw:layer="layout" svg:width="3.118cm" svg:height="2.288cm" svg:x="67.786cm" svg:y="37.3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.757cm" svg:height="0.624cm" svg:x="68.493cm" svg:y="37.416cm">
          <draw:text-box>
            <text:p><text:span text:style-name="T2">Model 2</text:span></text:p>
          </draw:text-box>
        </draw:frame>
        <draw:line draw:style-name="gr8" draw:text-style-name="P6" draw:layer="layout" svg:x1="57.738cm" svg:y1="33.626cm" svg:x2="57.688cm" svg:y2="37.323cm">
          <text:p/>
        </draw:line>
        <draw:line draw:style-name="gr8" draw:text-style-name="P3" draw:layer="layout" svg:x1="69.203cm" svg:y1="33.543cm" svg:x2="69.144cm" svg:y2="37.394cm">
          <text:p/>
        </draw:line>
        <draw:custom-shape draw:style-name="gr9" draw:text-style-name="P7" draw:layer="layout" svg:width="2.101cm" svg:height="0.909cm" svg:x="56.57cm" svg:y="31.05cm">
          <text:p text:style-name="P3"><text:span text:style-name="T3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181cm" svg:height="1.113cm" svg:x="56.53cm" svg:y="32.12cm">
          <text:p text:style-name="P3"><text:span text:style-name="T4">Behavioral </text:span></text:p>
          <text:p text:style-name="P3"><text:span text:style-name="T4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101cm" svg:height="0.909cm" svg:x="68.176cm" svg:y="30.928cm">
          <text:p text:style-name="P3"><text:span text:style-name="T3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181cm" svg:height="1.113cm" svg:x="68.136cm" svg:y="31.998cm">
          <text:p text:style-name="P3"><text:span text:style-name="T4">Behavioral </text:span></text:p>
          <text:p text:style-name="P3"><text:span text:style-name="T4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1" draw:text-style-name="P9" draw:layer="layout" svg:x1="61.333cm" svg:y1="28.587cm" svg:x2="61.333cm" svg:y2="29.122cm">
            <text:p/>
          </draw:line>
          <draw:line draw:style-name="gr11" draw:text-style-name="P9" draw:layer="layout" svg:x1="61.005cm" svg:y1="28.881cm" svg:x2="61.698cm" svg:y2="28.866cm">
            <text:p/>
          </draw:line>
          <draw:line draw:style-name="gr11" draw:text-style-name="P9" draw:layer="layout" svg:x1="61.331cm" svg:y1="29.124cm" svg:x2="61.053cm" svg:y2="29.61cm">
            <text:p/>
          </draw:line>
          <draw:line draw:style-name="gr11" draw:text-style-name="P9" draw:layer="layout" svg:x1="61.595cm" svg:y1="29.595cm" svg:x2="61.343cm" svg:y2="29.109cm">
            <text:p/>
          </draw:line>
          <draw:custom-shape draw:style-name="gr12" draw:text-style-name="P10" draw:layer="layout" svg:width="0.381cm" svg:height="0.373cm" svg:x="61.144cm" svg:y="28.241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13" draw:text-style-name="P11" draw:layer="layout" svg:width="1.952cm" svg:height="1.241cm" svg:x="65.576cm" svg:y="35.781cm">
          <draw:text-box>
            <text:p text:style-name="P3"><text:span text:style-name="T5">System </text:span></text:p>
            <text:p text:style-name="P3"><text:span text:style-name="T5">Designer</text:span></text:p>
          </draw:text-box>
        </draw:frame>
        <draw:g>
          <draw:line draw:style-name="gr11" draw:text-style-name="P9" draw:layer="layout" svg:x1="66.52cm" svg:y1="34.78cm" svg:x2="66.52cm" svg:y2="35.315cm">
            <text:p/>
          </draw:line>
          <draw:line draw:style-name="gr11" draw:text-style-name="P9" draw:layer="layout" svg:x1="66.192cm" svg:y1="35.074cm" svg:x2="66.885cm" svg:y2="35.059cm">
            <text:p/>
          </draw:line>
          <draw:line draw:style-name="gr11" draw:text-style-name="P9" draw:layer="layout" svg:x1="66.518cm" svg:y1="35.317cm" svg:x2="66.24cm" svg:y2="35.803cm">
            <text:p/>
          </draw:line>
          <draw:line draw:style-name="gr11" draw:text-style-name="P9" draw:layer="layout" svg:x1="66.782cm" svg:y1="35.788cm" svg:x2="66.53cm" svg:y2="35.302cm">
            <text:p/>
          </draw:line>
          <draw:custom-shape draw:style-name="gr12" draw:text-style-name="P10" draw:layer="layout" svg:width="0.381cm" svg:height="0.373cm" svg:x="66.331cm" svg:y="34.434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14" draw:text-style-name="P11" draw:layer="layout" svg:width="3.447cm" svg:height="1.339cm" svg:x="59.619cm" svg:y="29.76cm">
          <draw:text-box>
            <text:p text:style-name="P3"><text:span text:style-name="T5">Language Integrator</text:span></text:p>
          </draw:text-box>
        </draw:frame>
        <draw:connector draw:style-name="gr15" draw:text-style-name="P9" xml:id="id6" draw:id="id6" draw:layer="layout" draw:type="line" svg:x1="59.302cm" svg:y1="31.898cm" svg:x2="67.819cm" svg:y2="31.831cm" draw:start-shape="id1" draw:start-glue-point="7" draw:end-shape="id2" draw:end-glue-point="5" svg:d="M59302 31898l8517-67" svg:viewBox="0 0 8518 68">
          <text:p/>
        </draw:connector>
        <draw:connector draw:style-name="gr16" draw:text-style-name="P9" xml:id="id5" draw:id="id5" draw:layer="layout" draw:type="line" svg:x1="59.302cm" svg:y1="38.486cm" svg:x2="67.786cm" svg:y2="38.54cm" draw:start-shape="id3" draw:start-glue-point="7" draw:end-shape="id4" svg:d="M59302 38486l8484 54" svg:viewBox="0 0 8485 55">
          <text:p/>
        </draw:connector>
        <draw:connector draw:style-name="gr17" draw:text-style-name="P9" draw:layer="layout" draw:type="line" svg:x1="63.544cm" svg:y1="38.513cm" svg:x2="63.56cm" svg:y2="31.864cm" draw:start-shape="id5" draw:start-glue-point="0" draw:end-shape="id6" draw:end-glue-point="0" svg:d="M63544 38513l16-6649" svg:viewBox="0 0 17 6650">
          <text:p/>
        </draw:connector>
        <draw:line draw:style-name="gr18" draw:text-style-name="P12" draw:layer="layout" svg:x1="61.221cm" svg:y1="33.432cm" svg:x2="59.484cm" svg:y2="32.483cm">
          <text:p text:style-name="P3"><text:span text:style-name="T4"/></text:p>
          <text:p text:style-name="P3"><text:span text:style-name="T3"/></text:p>
          <text:p text:style-name="P3"><text:span text:style-name="T3"/></text:p>
        </draw:line>
        <draw:line draw:style-name="gr18" draw:text-style-name="P12" draw:layer="layout" svg:x1="65.628cm" svg:y1="36.761cm" svg:x2="64.442cm" svg:y2="38.343cm">
          <text:p text:style-name="P3"><text:span text:style-name="T4"/></text:p>
          <text:p text:style-name="P3"><text:span text:style-name="T3"/></text:p>
          <text:p text:style-name="P3"><text:span text:style-name="T3"/></text:p>
        </draw:line>
        <draw:g>
          <draw:line draw:style-name="gr11" draw:text-style-name="P9" draw:layer="layout" svg:x1="54.86cm" svg:y1="40.916cm" svg:x2="54.86cm" svg:y2="41.451cm">
            <text:p/>
          </draw:line>
          <draw:line draw:style-name="gr11" draw:text-style-name="P9" draw:layer="layout" svg:x1="54.532cm" svg:y1="41.21cm" svg:x2="55.225cm" svg:y2="41.195cm">
            <text:p/>
          </draw:line>
          <draw:line draw:style-name="gr11" draw:text-style-name="P9" draw:layer="layout" svg:x1="54.858cm" svg:y1="41.453cm" svg:x2="54.58cm" svg:y2="41.939cm">
            <text:p/>
          </draw:line>
          <draw:line draw:style-name="gr11" draw:text-style-name="P9" draw:layer="layout" svg:x1="55.122cm" svg:y1="41.924cm" svg:x2="54.87cm" svg:y2="41.438cm">
            <text:p/>
          </draw:line>
          <draw:custom-shape draw:style-name="gr12" draw:text-style-name="P10" draw:layer="layout" svg:width="0.381cm" svg:height="0.373cm" svg:x="54.671cm" svg:y="40.57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>
          <draw:line draw:style-name="gr11" draw:text-style-name="P9" draw:layer="layout" svg:x1="61.991cm" svg:y1="33.114cm" svg:x2="61.991cm" svg:y2="33.649cm">
            <text:p/>
          </draw:line>
          <draw:line draw:style-name="gr11" draw:text-style-name="P9" draw:layer="layout" svg:x1="61.663cm" svg:y1="33.408cm" svg:x2="62.356cm" svg:y2="33.393cm">
            <text:p/>
          </draw:line>
          <draw:line draw:style-name="gr11" draw:text-style-name="P9" draw:layer="layout" svg:x1="61.989cm" svg:y1="33.651cm" svg:x2="61.711cm" svg:y2="34.137cm">
            <text:p/>
          </draw:line>
          <draw:line draw:style-name="gr11" draw:text-style-name="P9" draw:layer="layout" svg:x1="62.253cm" svg:y1="34.122cm" svg:x2="62.001cm" svg:y2="33.636cm">
            <text:p/>
          </draw:line>
          <draw:custom-shape draw:style-name="gr12" draw:text-style-name="P10" draw:layer="layout" svg:width="0.381cm" svg:height="0.373cm" svg:x="61.802cm" svg:y="32.768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19" draw:text-style-name="P11" draw:layer="layout" svg:width="3.087cm" svg:height="1.445cm" svg:x="53.306cm" svg:y="42.031cm">
          <draw:text-box>
            <text:p text:style-name="P3"><text:span text:style-name="T5">System </text:span></text:p>
            <text:p text:style-name="P3"><text:span text:style-name="T5">Engineer1</text:span></text:p>
          </draw:text-box>
        </draw:frame>
        <draw:line draw:style-name="gr18" draw:text-style-name="P12" draw:layer="layout" svg:x1="71.278cm" svg:y1="41.155cm" svg:x2="69.732cm" svg:y2="40.043cm">
          <text:p text:style-name="P3"><text:span text:style-name="T4"/></text:p>
          <text:p text:style-name="P3"><text:span text:style-name="T3"/></text:p>
          <text:p text:style-name="P3"><text:span text:style-name="T3"/></text:p>
        </draw:line>
        <draw:frame draw:style-name="gr14" draw:text-style-name="P11" draw:layer="layout" svg:width="3.447cm" svg:height="1.339cm" svg:x="60.049cm" svg:y="34.32cm">
          <draw:text-box>
            <text:p text:style-name="P3"><text:span text:style-name="T5">Language Engineer</text:span></text:p>
          </draw:text-box>
        </draw:frame>
        <draw:line draw:style-name="gr18" draw:text-style-name="P12" draw:layer="layout" svg:x1="62.898cm" svg:y1="33.405cm" svg:x2="67.381cm" svg:y2="32.591cm">
          <text:p text:style-name="P3"><text:span text:style-name="T4"/></text:p>
          <text:p text:style-name="P3"><text:span text:style-name="T3"/></text:p>
          <text:p text:style-name="P3"><text:span text:style-name="T3"/></text:p>
        </draw:line>
        <draw:line draw:style-name="gr18" draw:text-style-name="P12" draw:layer="layout" svg:x1="62.285cm" svg:y1="30.441cm" svg:x2="63.853cm" svg:y2="31.506cm">
          <text:p text:style-name="P3"><text:span text:style-name="T4"/></text:p>
          <text:p text:style-name="P3"><text:span text:style-name="T3"/></text:p>
          <text:p text:style-name="P3"><text:span text:style-name="T3"/></text:p>
        </draw:line>
        <draw:g>
          <draw:path draw:style-name="gr20" draw:text-style-name="P13" draw:layer="layout" svg:width="7.385cm" svg:height="2.191cm" svg:x="59.957cm" svg:y="42.183cm" svg:viewBox="0 0 7386 2192" svg:d="M85 0c-103 157-133 614 27 859 11 355 120 582 359 638 135 8 255-7 381-24 144-25 227-138 269-295 825 110 1641 244 2453 388 110 309 315 534 682 617 85 8 189 10 309 8 162-33 302-78 431-129 113-84 192-188 233-315 15 22 28 52 49 55 508-13 1007-60 1489-180 192-65 375-137 539-228 35-16 61-61 80-132-13-38-26-76-40-114-7-29-32-22-58-11-177 70-353 115-530 151-60 14-113 40-147 91-17 21-33 42-50 63-46 66-110 78-175 88-403 38-782 46-1139 25-71-494-326-783-713-924-432-124-772-74-991 206-76 135-104 304-108 491-143-17-287-34-430-51-19 20-53 27-108 14-477-72-954-144-1431-216-71-18-116-49-152-84-127-21-254-42-381-63-46-267-147-503-498-594-184-15-312 87-350 374-13-14-27-29-40-44-33-222-60-443 40-664z">
            <text:p/>
          </draw:path>
          <draw:path draw:style-name="gr20" draw:text-style-name="P13" draw:layer="layout" svg:width="1.206cm" svg:height="0.296cm" svg:x="65.058cm" svg:y="42.696cm" svg:viewBox="0 0 1207 297" svg:d="M0 0l1042 71c30 2 58 16 81 32l84 58-1026-58c-28-2-61-3-80-19zM0 0zM238 210c-6-4 3-17 11-17l958 34-88 62c-9 7-23 8-35 8l-757-20c-11-1-23-4-30-10z">
            <text:p/>
          </draw:path>
          <draw:path draw:style-name="gr20" draw:text-style-name="P13" draw:layer="layout" svg:width="0.89cm" svg:height="0.588cm" svg:x="66.51cm" svg:y="42.655cm" svg:viewBox="0 0 891 589" svg:d="M0 188c12-38 33-67 76-75 250-37 501-73 752-110 37-9 62 0 63 50-8 83-17 168-25 251-18 58-51 108-99 151-136 75-287 110-444 129-82 8-151 5-209-6-74-15-116-47-112-104-1-95-2-190-2-286z">
            <text:p/>
          </draw:path>
          <draw:path draw:style-name="gr20" draw:text-style-name="P13" draw:layer="layout" svg:width="0.599cm" svg:height="0.188cm" svg:x="65.411cm" svg:y="43.383cm" svg:viewBox="0 0 600 189" svg:d="M0 189c25-40 51-80 76-121 28-31 66-49 112-55 88-5 177-9 265-13 44 1 82 7 110 25 31 19 41 38 36 59-16 18-31 35-47 52-31 30-78 45-141 46-137 2-274 5-411 7z">
            <text:p/>
          </draw:path>
          <draw:path draw:style-name="gr20" draw:text-style-name="P13" draw:layer="layout" svg:width="4.923cm" svg:height="0.699cm" svg:x="60.091cm" svg:y="41.504cm" svg:viewBox="0 0 4924 700" svg:d="M0 681c46-4 89-17 128-43 126-101 254-198 383-292-3-24-4-48 2-75 426-154 909-232 1429-258 773-38 1411 6 1903 144 397 142 772 303 1079 514-599 20-1199 31-1799 28-213-206-426-410-687-544 459-16 920-10 1382 13-572-131-1212-155-1880-138-484 29-955 109-1409 251-5 23-4 46 1 69-135 96-268 195-395 301-45 22-91 32-137 30z">
            <text:p/>
          </draw:path>
          <draw:path draw:style-name="gr20" draw:text-style-name="P13" draw:layer="layout" svg:width="2.265cm" svg:height="0.501cm" svg:x="65.105cm" svg:y="42.164cm" svg:viewBox="0 0 2266 502" svg:d="M0 0c765 97 1882 140 2266 492-8 3-16 6-24 10-13-2-26-3-39-4-321-322-1446-388-2203-498z">
            <text:p/>
          </draw:path>
          <draw:path draw:style-name="gr20" draw:text-style-name="P13" draw:layer="layout" svg:width="2.542cm" svg:height="0.623cm" svg:x="60.532cm" svg:y="41.622cm" svg:viewBox="0 0 2543 624" svg:d="M0 393c52-71 115-135 188-191 46-32 93-56 139-66 540-117 1053-186 1467-92 339 130 534 360 749 576-86 2-173 3-260 4 0-8 0-17 0-25-172-2-343-3-516-4-9-15-18-29-27-44 192 2 383 5 574 7-7-57-30-109-107-143-88-48-207-32-328-11-109 44-121 88-139 132-332-1-659-14-982-33-272-30-528-66-758-110z">
            <text:p/>
          </draw:path>
          <draw:path draw:style-name="gr20" draw:text-style-name="P13" draw:layer="layout" svg:width="0.19cm" svg:height="0.899cm" svg:x="61.082cm" svg:y="42.243cm" svg:viewBox="0 0 191 900" svg:d="M102 0c-34 67-98 129-102 202-7 186 121 361 169 544 13 50 11 103 16 154 0-51 12-104 0-154-43-183-173-354-164-544 3-71 54-135 81-202z">
            <text:p/>
          </draw:path>
          <draw:path draw:style-name="gr20" draw:text-style-name="P13" draw:layer="layout" svg:width="0.885cm" svg:height="1.239cm" svg:x="62.957cm" svg:y="42.237cm" svg:viewBox="0 0 886 1240" svg:d="M105 4c-24 90-41 181-45 273 0 242-9 498-10 740-13 63-23 106-50 157 2 22 5 44 8 66 4-5 8-10 12-16-2-17-4-34-7-52 30-40 43-96 52-156 2-210 4-420 6-630 194 21 387 43 580 64 25 4 51 8 74 22 53 32 107 64 161 96-3-7-6-13-9-20-45-27-90-54-135-81-24-17-49-24-73-28-198-23-395-45-593-68 1-30 2-60 2-90 0-94 15-185 38-277-4-1-9-3-13-4 0 1 1 3 2 4z">
            <text:p/>
          </draw:path>
          <draw:path draw:style-name="gr20" draw:text-style-name="P13" draw:layer="layout" svg:width="0.316cm" svg:height="0.084cm" svg:x="61.24cm" svg:y="42.243cm" svg:viewBox="0 0 317 85" svg:d="M0 0c105 14 211 28 317 41-20 18-45 32-74 44-63-3-125-5-188-8-39-20-48-48-55-77zM0 0zM65 60c-20-15-31-31-36-47 79 11 158 22 237 33-10 8-23 16-41 22-53-2-107-5-160-8z">
            <text:p/>
          </draw:path>
          <draw:path draw:style-name="gr20" draw:text-style-name="P13" draw:layer="layout" svg:width="0.931cm" svg:height="0.225cm" svg:x="65.498cm" svg:y="43.216cm" svg:viewBox="0 0 932 226" svg:d="M0 225c34-43 68-86 102-130 24-25 76-42 163-48 223-15 445-31 667-47-221 19-443 39-664 58-91 6-135 22-164 50-29 40-59 79-88 118-5 0-11-1-16-1z">
            <text:p/>
          </draw:path>
          <draw:path draw:style-name="gr20" draw:text-style-name="P13" draw:layer="layout" svg:width="1.912cm" svg:height="0.09cm" svg:x="64.604cm" svg:y="42.811cm" svg:viewBox="0 0 1913 91" svg:d="M10 55c57-16 114-31 171-46 40-10 84-10 126-7 539 37 1071 63 1601 83 2 1 3 2 5 3-2 1-3 2-5 3-536-18-1072-41-1610-75-33-2-68-4-101 4-58 14-116 28-174 42-7 3-15 6-23 10 3-6 7-11 10-17z">
            <text:p/>
          </draw:path>
          <draw:path draw:style-name="gr20" draw:text-style-name="P13" draw:layer="layout" svg:width="2.294cm" svg:height="0.335cm" svg:x="63.139cm" svg:y="42.254cm" svg:viewBox="0 0 2295 336" svg:d="M0 0c765 83 1784 116 2295 336-474-263-1473-261-2295-336z">
            <text:p/>
          </draw:path>
          <draw:path draw:style-name="gr20" draw:text-style-name="P13" draw:layer="layout" svg:width="0.969cm" svg:height="0.043cm" svg:x="60.207cm" svg:y="42.181cm" svg:viewBox="0 0 970 44" svg:d="M0 9c323-1 646 14 970 35-344-36-627-57-970-35z">
            <text:p/>
          </draw:path>
          <draw:path draw:style-name="gr20" draw:text-style-name="P13" draw:layer="layout" svg:width="1.959cm" svg:height="0.161cm" svg:x="61.442cm" svg:y="42.344cm" svg:viewBox="0 0 1960 162" svg:d="M0 0c653 54 1306 108 1960 162-654-64-1303-123-1960-162z">
            <text:p/>
          </draw:path>
          <draw:path draw:style-name="gr21" draw:text-style-name="P14" draw:layer="layout" svg:width="1.097cm" svg:height="1.105cm" svg:x="63.661cm" svg:y="43.147cm" svg:viewBox="0 0 1098 1106" svg:d="M541 383l-44-383c76 0 150 17 223 50l-125 344c-13 36-50 26-54-11zM541 383zM467 395l-204-344c64-34 135-51 211-51l43 382c4 40-30 47-50 13zM467 395zM533 413c77 0 147 64 156 143 9 78-47 142-124 142s-147-64-155-142c-9-79 46-143 123-143zM533 413zM658 701l261 305c-55 47-119 78-192 93l-114-375c-12-39 20-53 45-23zM658 701zM705 645l354 173c-27 69-67 127-123 174l-260-305c-27-32-6-59 29-42zM705 645zM382 500l-374-97c11-75 38-142 81-201l311 249c33 26 19 58-18 49zM382 500zM383 578l-359 75c-24-76-29-152-19-227l372 97c40 11 41 47 6 55zM383 578zM711 521l350-103c29 75 41 151 36 227l-376-69c-39-8-44-45-10-55zM711 521zM672 450l252-254c57 58 99 124 128 200l-348 101c-37 11-57-22-32-47zM672 450zM461 694l-169 320c-69-43-126-97-172-164l299-195c32-20 59 7 42 39zM461 694zM535 726l-5 380c-77-10-149-37-217-79l169-319c18-34 53-19 53 18zM535 726zM537 447l10 6 11 6 1 11 2 12-9 6-10 6-11-6-10-6-2-12-1-11 9-6zM537 447zM450 501l10-6 9-6 11 6 10 6 2 12 1 12-9 6-9 6-11-6-11-6-1-12zM450 501zM463 610l-2-12-1-11 10-6 9-6 10 6 11 6 1 11 2 12-10 6-9 6-11-6zM463 610zM562 664l-11-5-11-6-2-12-1-12 9-6 10-6 11 6 10 6 2 12 1 12-9 6zM562 664zM647 610l-9 6-9 6-11-6-10-6-2-12-1-11 9-6 10-6 10 6 11 6 1 11zM647 610zM635 501l2 12 1 12-10 6-9 6-11-6-10-6-1-12-2-12 9-6 10-6 10 6z">
            <text:p/>
          </draw:path>
          <draw:path draw:style-name="gr21" draw:text-style-name="P14" draw:layer="layout" svg:width="0.51cm" svg:height="0.78cm" svg:x="60.146cm" svg:y="42.804cm" svg:viewBox="0 0 511 781" svg:d="M252 271l-20-271c35 0 69 12 103 36l-58 242c-7 26-23 19-25-7zM252 271zM218 279l-95-243c30-24 62-36 98-36l20 270c2 28-14 33-23 9zM218 279zM248 292c36 0 68 45 72 101 4 55-21 100-57 100s-68-45-72-100c-4-56 21-101 57-101zM248 292zM306 495l122 216c-26 33-56 55-90 65l-53-265c-6-27 10-37 21-16zM306 495zM328 455l165 123c-12 48-31 89-57 123l-121-216c-13-22-3-41 13-30zM328 455zM178 353l-174-68c5-53 17-101 37-142l145 176c15 18 9 41-8 34zM178 353zM179 408l-168 53c-11-53-13-107-9-160l174 69c18 7 19 33 3 38zM179 408zM331 368l163-72c13 52 19 106 17 160l-176-49c-18-6-20-32-4-39zM331 368zM313 318l117-179c27 40 47 87 60 141l-163 71c-17 8-26-15-14-33zM313 318zM215 490l-79 226c-32-30-59-68-80-116l140-137c14-15 27 5 19 27zM215 490zM249 512l-2 269c-36-7-69-25-101-55l79-226c8-24 24-14 24 12zM249 512zM250 316l5 4 5 4v8l1 9-4 4-5 4-4-4-6-4v-9l-1-8 5-4zM250 316zM210 354l4-4 5-4 4 4 5 4 1 8 1 9-4 4-5 4-5-4-5-4-1-9zM210 354zM216 431l-1-8-1-9 5-4 4-4 5 4 5 4 1 9v8l-4 4-4 4-5-4zM216 431zM261 469l-5-4-5-4v-8l-1-9 5-4 4-4 5 4 5 4v9l1 8-4 4zM261 469zM301 431l-4 4-4 4-5-4-5-4-1-8-1-9 5-4 4-4 5 4 5 4 1 9zM301 431zM296 354v8l1 9-4 4-5 4-5-4-5-4v-9l-1-8 4-4 5-4 4 4z">
            <text:p/>
          </draw:path>
        </draw:g>
        <draw:frame draw:style-name="gr22" draw:text-style-name="P15" draw:layer="layout" svg:width="11.197cm" svg:height="0.806cm" svg:x="58.155cm" svg:y="44.729cm">
          <draw:text-box>
            <text:p text:style-name="P3"><text:span text:style-name="T3">Complex System</text:span></text:p>
          </draw:text-box>
        </draw:frame>
        <draw:line draw:style-name="gr18" draw:text-style-name="P12" draw:layer="layout" svg:x1="58.892cm" svg:y1="39.932cm" svg:x2="60.473cm" svg:y2="41.526cm">
          <text:p text:style-name="P3"><text:span text:style-name="T4"/></text:p>
          <text:p text:style-name="P3"><text:span text:style-name="T3"/></text:p>
          <text:p text:style-name="P3"><text:span text:style-name="T3"/></text:p>
        </draw:line>
        <draw:line draw:style-name="gr18" draw:text-style-name="P12" draw:layer="layout" svg:x1="68.23cm" svg:y1="40.054cm" svg:x2="66.773cm" svg:y2="41.907cm">
          <text:p text:style-name="P3"><text:span text:style-name="T4"/></text:p>
          <text:p text:style-name="P3"><text:span text:style-name="T3"/></text:p>
          <text:p text:style-name="P3"><text:span text:style-name="T3"/></text:p>
        </draw:line>
        <draw:g>
          <draw:line draw:style-name="gr11" draw:text-style-name="P9" draw:layer="layout" svg:x1="72.082cm" svg:y1="40.589cm" svg:x2="72.082cm" svg:y2="41.124cm">
            <text:p/>
          </draw:line>
          <draw:line draw:style-name="gr11" draw:text-style-name="P9" draw:layer="layout" svg:x1="71.754cm" svg:y1="40.883cm" svg:x2="72.447cm" svg:y2="40.868cm">
            <text:p/>
          </draw:line>
          <draw:line draw:style-name="gr11" draw:text-style-name="P9" draw:layer="layout" svg:x1="72.08cm" svg:y1="41.126cm" svg:x2="71.802cm" svg:y2="41.612cm">
            <text:p/>
          </draw:line>
          <draw:line draw:style-name="gr11" draw:text-style-name="P9" draw:layer="layout" svg:x1="72.344cm" svg:y1="41.597cm" svg:x2="72.092cm" svg:y2="41.111cm">
            <text:p/>
          </draw:line>
          <draw:custom-shape draw:style-name="gr12" draw:text-style-name="P10" draw:layer="layout" svg:width="0.381cm" svg:height="0.373cm" svg:x="71.893cm" svg:y="40.243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19" draw:text-style-name="P11" draw:layer="layout" svg:width="3.087cm" svg:height="1.445cm" svg:x="70.528cm" svg:y="41.704cm">
          <draw:text-box>
            <text:p text:style-name="P3"><text:span text:style-name="T5">System </text:span></text:p>
            <text:p text:style-name="P3"><text:span text:style-name="T5">Engineer2</text:span></text:p>
          </draw:text-box>
        </draw:frame>
        <draw:line draw:style-name="gr18" draw:text-style-name="P12" draw:layer="layout" svg:x1="55.809cm" svg:y1="41.145cm" svg:x2="56.852cm" svg:y2="39.921cm">
          <text:p text:style-name="P3"><text:span text:style-name="T4"/></text:p>
          <text:p text:style-name="P3"><text:span text:style-name="T3"/></text:p>
          <text:p text:style-name="P3"><text:span text:style-name="T3"/></text:p>
        </draw:line>
        <draw:custom-shape draw:style-name="gr23" draw:text-style-name="P9" draw:layer="layout" svg:width="15.716cm" svg:height="3.095cm" svg:x="55.827cm" svg:y="36.9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9" draw:layer="layout" svg:width="15.848cm" svg:height="6.271cm" svg:x="55.484cm" svg:y="27.72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17" draw:layer="layout" svg:width="11.197cm" svg:height="0.806cm" svg:x="53.787cm" svg:y="26.816cm">
          <draw:text-box>
            <text:p text:style-name="P16"><text:span text:style-name="T6">Heterogeneous Development</text:span></text:p>
          </draw:text-box>
        </draw:frame>
        <draw:frame draw:style-name="gr22" draw:text-style-name="P17" draw:layer="layout" svg:width="11.197cm" svg:height="0.806cm" svg:x="53.462cm" svg:y="36.103cm">
          <draw:text-box>
            <text:p text:style-name="P16"><text:span text:style-name="T6">Heterogeneous Model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My_5f_orange_5f_Gradient" draw:display-name="My_orange_Gradient" draw:style="linear" draw:start-color="#ffcc99" draw:end-color="#ffffff" draw:start-intensity="100%" draw:end-intensity="100%" draw:angle="0" draw:border="0%"/>
    <draw:gradient draw:name="My_5f_paleYellow_5f_Gradient" draw:display-name="My_paleYellow_Gradient" draw:style="linear" draw:start-color="#ffffcc" draw:end-color="#ffffff" draw:start-intensity="100%" draw:end-intensity="100%" draw:angle="0" draw:border="15%"/>
    <draw:marker draw:name="Arrow" svg:viewBox="0 0 20 30" svg:d="M10 0l-10 30h20z"/>
    <draw:marker draw:name="Arrowhead_20_1" draw:display-name="Arrowhead 1" svg:viewBox="0 0 2132 2132" svg:d="M1066 0l1066 2132h-2132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2" style:display-name="Default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2" style:display-name="Default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2" style:display-name="Default_2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2" style:display-name="Default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3" style:display-name="Default_5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3" style:display-name="Default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" style:display-name="Default_2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" style:display-name="Default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4" style:display-name="Default_5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4" style:display-name="Default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4" style:display-name="Default_2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4" style:display-name="Default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5" style:display-name="Default_5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5" style:display-name="Default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5" style:display-name="Default_2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5" style:display-name="Default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1:36:03</meta:creation-date>
    <dc:date>2015-12-22T13:03:06.297172507</dc:date>
    <meta:editing-duration>P1DT9H20M51S</meta:editing-duration>
    <meta:editing-cycles>268</meta:editing-cycles>
    <meta:generator>LibreOffice/4.4.3.2$Linux_X86_64 LibreOffice_project/40m0$Build-2</meta:generator>
    <dc:creator>mvara </dc:creator>
    <meta:document-statistic meta:object-count="83"/>
  </office:meta>
</office:document-meta>
</file>